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widows="2" fo:orphans="2" fo:break-before="page" fo:text-align="justify" style:line-height-at-least="0.1562in"/>
    </style:style>
    <style:style style:name="T2" style:parent-style-name="Основнойшрифтабзаца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3" style:parent-style-name="Основнойшрифтабзаца" style:family="text">
      <style:text-properties style:font-name="Tahoma" fo:font-weight="bold" style:font-weight-asian="bold" fo:color="#333333" fo:font-size="16pt" style:font-size-asian="16pt" style:font-size-complex="16pt" fo:language="en" fo:country="US"/>
    </style:style>
    <style:style style:name="P4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5" style:parent-style-name="Standard" style:family="paragraph">
      <style:paragraph-properties fo:widows="2" fo:orphans="2" fo:text-align="justify" style:line-height-at-least="0.1562in"/>
    </style:style>
    <style:style style:name="T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7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8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0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1" style:parent-style-name="Standard" style:family="paragraph">
      <style:paragraph-properties fo:widows="2" fo:orphans="2" fo:text-align="justify" style:line-height-at-least="0.1562in"/>
    </style:style>
    <style:style style:name="T1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4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15" style:parent-style-name="Standard" style:family="paragraph">
      <style:paragraph-properties fo:widows="2" fo:orphans="2" fo:text-align="justify" style:line-height-at-least="0.1562in"/>
    </style:style>
    <style:style style:name="T1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7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19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0" style:parent-style-name="Standard" style:family="paragraph">
      <style:paragraph-properties fo:widows="2" fo:orphans="2" fo:text-align="justify" style:line-height-at-least="0.1562in"/>
    </style:style>
    <style:style style:name="T21" style:parent-style-name="Основнойшрифтабзаца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22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3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24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25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P26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29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P30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1" style:parent-style-name="Standard" style:family="paragraph">
      <style:paragraph-properties fo:widows="2" fo:orphans="2" fo:text-align="justify" style:line-height-at-least="0.1562in"/>
    </style:style>
    <style:style style:name="T32" style:parent-style-name="Основнойшрифтабзаца" style:family="text"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33" style:parent-style-name="Standard" style:family="paragraph">
      <style:paragraph-properties fo:widows="2" fo:orphans="2" fo:text-align="justify" style:line-height-at-least="0.1562in"/>
    </style:style>
    <style:style style:name="T34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P36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7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38" style:parent-style-name="Standard" style:family="paragraph">
      <style:paragraph-properties fo:widows="2" fo:orphans="2" fo:text-align="justify" style:line-height-at-least="0.1562in"/>
    </style:style>
    <style:style style:name="T3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40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41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P42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43" style:parent-style-name="Standard" style:family="paragraph">
      <style:paragraph-properties fo:widows="2" fo:orphans="2" fo:text-align="justify" style:line-height-at-least="0.1562in"/>
    </style:style>
    <style:style style:name="T44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47" style:parent-style-name="Standard" style:family="paragraph">
      <style:paragraph-properties fo:widows="2" fo:orphans="2" fo:text-align="justify" style:line-height-at-least="0.1562in"/>
      <style:text-properties style:font-name="Tahoma" fo:font-size="14pt" style:font-size-asian="14pt" style:font-size-complex="14pt" fo:language="en" fo:country="US"/>
    </style:style>
    <style:style style:name="P48" style:parent-style-name="Standard" style:family="paragraph">
      <style:paragraph-properties fo:widows="2" fo:orphans="2" fo:text-align="justify" style:line-height-at-least="0.1562in" fo:text-indent="0.4895in"/>
    </style:style>
    <style:style style:name="T49" style:parent-style-name="Основнойшрифтабзаца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1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4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60" style:parent-style-name="Standard" style:family="paragraph">
      <style:paragraph-properties fo:widows="2" fo:orphans="2" fo:text-align="justify" style:line-height-at-least="0.1562in" fo:text-indent="0.4895in"/>
    </style:style>
    <style:style style:name="T61" style:parent-style-name="Основнойшрифтабзаца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64" style:parent-style-name="Standard" style:family="paragraph">
      <style:paragraph-properties fo:widows="2" fo:orphans="2" fo:text-align="justify" style:line-height-at-least="0.1562in"/>
    </style:style>
    <style:style style:name="T65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67" style:parent-style-name="Standard" style:family="paragraph">
      <style:paragraph-properties fo:widows="2" fo:orphans="2" fo:text-align="justify" style:line-height-at-least="0.1562in" fo:margin-left="0.4895in">
        <style:tab-stops/>
      </style:paragraph-properties>
    </style:style>
    <style:style style:name="T68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69" style:parent-style-name="Гиперссылка" style:family="text">
      <style:text-properties style:font-name="Tahoma" fo:font-size="14pt" style:font-size-asian="14pt" style:font-size-complex="14pt" fo:language="en" fo:country="US"/>
    </style:style>
    <style:style style:name="T70" style:parent-style-name="Гиперссылка" style:family="text">
      <style:text-properties style:font-name="Tahoma" fo:font-size="14pt" style:font-size-asian="14pt" style:font-size-complex="14pt" fo:language="en" fo:country="US"/>
    </style:style>
    <style:style style:name="T71" style:parent-style-name="Гиперссылка" style:family="text">
      <style:text-properties style:font-name="Tahoma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73" style:parent-style-name="Гиперссылка" style:family="text">
      <style:text-properties style:font-name="Tahoma" fo:font-size="14pt" style:font-size-asian="14pt" style:font-size-complex="14pt" fo:language="en" fo:country="US"/>
    </style:style>
    <style:style style:name="P74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style:font-name="Tahoma" fo:font-style="italic" style:font-style-asian="italic" style:font-style-complex="italic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81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82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83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84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85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86" style:parent-style-name="Standard" style:family="paragraph">
      <style:paragraph-properties fo:margin-left="0.4895in">
        <style:tab-stops/>
      </style:paragraph-properties>
      <style:text-properties style:font-name="Tahoma" fo:font-size="14pt" style:font-size-asian="14pt" style:font-size-complex="14pt" fo:language="en" fo:country="US"/>
    </style:style>
    <style:style style:name="P87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4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99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01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02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03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04" style:parent-style-name="Internetlink" style:family="text">
      <style:text-properties style:font-name="Tahoma" fo:color="#000000" fo:font-size="14pt" style:font-size-asian="14pt" style:font-size-complex="14pt" style:text-underline-type="none" fo:language="en" fo:country="US"/>
    </style:style>
    <style:style style:name="T105" style:parent-style-name="Internetlink" style:family="text">
      <style:text-properties style:font-name="Tahoma" fo:color="#000000" fo:font-size="14pt" style:font-size-asian="14pt" style:font-size-complex="14pt" style:text-underline-type="none" fo:language="en" fo:country="US"/>
    </style:style>
    <style:style style:name="T106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07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11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12" style:parent-style-name="Standard" style:family="paragraph"/>
    <style:style style:name="T11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style:font-name="Tahoma" style:font-style-complex="italic" fo:font-size="14pt" style:font-size-asian="14pt" style:font-size-complex="14pt" fo:language="en" fo:country="US"/>
    </style:style>
    <style:style style:name="T115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ahoma" style:font-style-complex="italic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ahoma" style:font-style-complex="italic" fo:font-size="14pt" style:font-size-asian="14pt" style:font-size-complex="14pt" fo:language="en" fo:country="US"/>
    </style:style>
    <style:style style:name="P118" style:parent-style-name="Standard" style:family="paragraph"/>
    <style:style style:name="T119" style:parent-style-name="Основнойшрифтабзаца" style:family="text">
      <style:text-properties style:font-name="Tahoma" style:font-style-complex="italic" fo:font-size="14pt" style:font-size-asian="14pt" style:font-size-complex="14pt" fo:language="en" fo:country="US"/>
    </style:style>
    <style:style style:name="T120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T121" style:parent-style-name="Internetlink" style:family="text">
      <style:text-properties style:font-name="Tahoma" style:font-style-complex="italic" fo:font-size="14pt" style:font-size-asian="14pt" style:font-size-complex="14pt" fo:language="en" fo:country="US"/>
    </style:style>
    <style:style style:name="P122" style:parent-style-name="Standard" style:family="paragraph"/>
    <style:style style:name="T123" style:parent-style-name="Основнойшрифтабзаца" style:family="text">
      <style:text-properties style:font-name="Tahoma" style:font-style-complex="italic" fo:font-size="14pt" style:font-size-asian="14pt" style:font-size-complex="14pt" fo:language="en" fo:country="US"/>
    </style:style>
    <style:style style:name="T124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P125" style:parent-style-name="Standard" style:family="paragraph"/>
    <style:style style:name="T126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27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28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29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30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31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32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33" style:parent-style-name="Internetlink" style:family="text">
      <style:text-properties style:font-name="Tahoma" style:font-style-complex="italic" fo:color="#000000" fo:font-size="14pt" style:font-size-asian="14pt" style:font-size-complex="14pt" fo:background-color="#FFFFFF" fo:language="en" fo:country="US"/>
    </style:style>
    <style:style style:name="T134" style:parent-style-name="Internetlink" style:family="text">
      <style:text-properties style:font-name="Tahoma" fo:font-weight="bold" style:font-weight-asian="bold" style:font-style-complex="italic" fo:color="#000000" fo:font-size="14pt" style:font-size-asian="14pt" style:font-size-complex="14pt" fo:background-color="#FFFFFF" fo:language="en" fo:country="US"/>
    </style:style>
    <style:style style:name="T135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T136" style:parent-style-name="Internetlink" style:family="text">
      <style:text-properties style:font-name="Tahoma" style:font-style-complex="italic" fo:font-size="14pt" style:font-size-asian="14pt" style:font-size-complex="14pt" fo:background-color="#FFFFFF" fo:language="en" fo:country="US"/>
    </style:style>
    <style:style style:name="P137" style:parent-style-name="Standard" style:family="paragraph">
      <style:paragraph-properties fo:widows="2" fo:orphans="2" fo:text-align="justify" style:line-height-at-least="0.1562in"/>
    </style:style>
    <style:style style:name="T138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ahoma" style:font-style-complex="italic" fo:color="#000000" fo:font-size="14pt" style:font-size-asian="14pt" style:font-size-complex="14pt" fo:language="en" fo:country="US"/>
    </style:style>
    <style:style style:name="P140" style:parent-style-name="Standard" style:family="paragraph">
      <style:paragraph-properties fo:widows="2" fo:orphans="2" fo:text-align="justify" style:line-height-at-least="0.1562in"/>
    </style:style>
    <style:style style:name="T141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42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45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6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47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48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50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52" style:parent-style-name="Internetlink" style:family="text">
      <style:text-properties style:font-name="Tahoma" fo:font-size="14pt" style:font-size-asian="14pt" style:font-size-complex="14pt" fo:language="en" fo:country="US"/>
    </style:style>
    <style:style style:name="T153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55" style:parent-style-name="Internetlink" style:family="text">
      <style:text-properties style:font-name="Tahoma" fo:font-size="14pt" style:font-size-asian="14pt" style:font-size-complex="14pt" fo:language="en" fo:country="US"/>
    </style:style>
    <style:style style:name="P156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157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style:font-name="Tahoma" style:font-style-complex="italic" fo:color="#000000" fo:font-size="14pt" style:font-size-asian="14pt" style:font-size-complex="14pt" fo:language="en" fo:country="US"/>
    </style:style>
    <style:style style:name="P160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61" style:parent-style-name="Standard" style:family="paragraph">
      <style:paragraph-properties fo:widows="2" fo:orphans="2" fo:text-align="justify" style:line-height-at-least="0.1562in"/>
    </style:style>
    <style:style style:name="T162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63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P164" style:parent-style-name="Standard" style:family="paragraph">
      <style:paragraph-properties fo:widows="2" fo:orphans="2" fo:text-align="justify" style:line-height-at-least="0.1562in"/>
    </style:style>
    <style:style style:name="T165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66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68" style:parent-style-name="Internetlink" style:family="text">
      <style:text-properties style:font-name="Tahoma" fo:color="#000000"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170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P17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2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3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P175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6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7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8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179" style:parent-style-name="Standard" style:family="paragraph">
      <style:paragraph-properties fo:widows="2" fo:orphans="2" fo:text-align="justify" style:line-height-at-least="0.1562in"/>
      <style:text-properties style:font-name="Tahoma" fo:color="#000000" fo:font-size="14pt" style:font-size-asian="14pt" style:font-size-complex="14pt" fo:language="en" fo:country="US"/>
    </style:style>
    <style:style style:name="P180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181" style:parent-style-name="Основнойшрифтабзаца" style:family="text">
      <style:text-properties fo:language="en" fo:country="US"/>
    </style:style>
    <style:style style:name="T182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8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84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85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88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90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194" style:parent-style-name="Standard" style:family="paragraph">
      <style:paragraph-properties fo:margin-left="0.4895in">
        <style:tab-stops/>
      </style:paragraph-properties>
    </style:style>
    <style:style style:name="T195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199" style:parent-style-name="Standard" style:family="paragraph">
      <style:paragraph-properties fo:margin-left="0.4895in">
        <style:tab-stops/>
      </style:paragraph-properties>
    </style:style>
    <style:style style:name="T200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202" style:parent-style-name="Standard" style:family="paragraph">
      <style:paragraph-properties fo:margin-left="0.4895in">
        <style:tab-stops/>
      </style:paragraph-properties>
    </style:style>
    <style:style style:name="T203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206" style:parent-style-name="Standard" style:family="paragraph">
      <style:paragraph-properties fo:margin-left="0.4895in">
        <style:tab-stops/>
      </style:paragraph-properties>
    </style:style>
    <style:style style:name="T207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style:font-name="Tahoma" fo:font-weight="bold" style:font-weight-asian="bold" style:font-weight-complex="bold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ahoma" fo:font-size="14pt" style:font-size-asian="14pt" style:font-size-complex="14pt" fo:language="en" fo:country="US"/>
    </style:style>
    <style:style style:name="P216" style:parent-style-name="Standard" style:family="paragraph">
      <style:text-properties style:font-name="Tahoma" fo:font-size="14pt" style:font-size-asian="14pt" style:font-size-complex="14pt" fo:language="en" fo:country="US"/>
    </style:style>
    <style:style style:name="P217" style:parent-style-name="Standard" style:family="paragraph">
      <style:paragraph-properties fo:widows="2" fo:orphans="2" fo:text-align="justify" style:line-height-at-least="0.1562in"/>
      <style:text-properties style:font-name="Tahoma" fo:font-weight="bold" style:font-weight-asian="bold" style:font-weight-complex="bold" fo:color="#333333" fo:font-size="16pt" style:font-size-asian="16pt" style:font-size-complex="16pt" fo:language="en" fo:country="US"/>
    </style:style>
    <style:style style:name="T218" style:parent-style-name="Основнойшрифтабзаца" style:family="text">
      <style:text-properties style:font-name="Tahoma" fo:color="#333333"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style:font-name="Tahoma" fo:font-weight="bold" style:font-weight-asian="bold" style:font-weight-complex="bold" fo:color="#000000" fo:font-size="14pt" style:font-size-asian="14pt" style:font-size-complex="14pt" fo:language="en" fo:country="US"/>
    </style:style>
    <style:style style:name="P220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221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P222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style:font-name="Tahoma" fo:color="#333333"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style:font-name="Tahoma" fo:font-weight="bold" style:font-weight-asian="bold" style:font-weight-complex="bold" fo:color="#000000" fo:font-size="14pt" style:font-size-asian="14pt" style:font-size-complex="14pt" fo:language="en" fo:country="US"/>
    </style:style>
    <style:style style:name="P225" style:parent-style-name="Standard" style:family="paragraph">
      <style:paragraph-properties fo:margin-left="0.4902in" fo:text-indent="0.4888in">
        <style:tab-stops/>
      </style:paragraph-properties>
    </style:style>
    <style:style style:name="T226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  <style:style style:name="P228" style:parent-style-name="Standard" style:family="paragraph">
      <style:text-properties style:font-name="Tahoma" fo:color="#333333" fo:font-size="14pt" style:font-size-asian="14pt" style:font-size-complex="14pt" fo:language="en" fo:country="US"/>
    </style:style>
    <style:style style:name="P229" style:parent-style-name="Standard" style:family="paragraph">
      <style:text-properties style:font-name="Tahoma" fo:color="#000000"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style:font-name="Tahoma" fo:color="#000000" fo:font-size="14pt" style:font-size-asian="14pt" style:font-size-complex="14pt" fo:language="en" fo:country="US"/>
    </style:style>
  </office:automatic-styles>
  <office:body>
    <office:text text:use-soft-page-breaks="true">
      <text:p text:style-name="P1"><text:span text:style-name="T2">PERSONAL</text:span><text:span text:style-name="T3"><text:s/>INFORMATION</text:span></text:p>
      <text:p text:style-name="P4">Andrey Vakhrushev</text:p>
      <text:p text:style-name="P5"><text:span text:style-name="T6">Minsk, Minsk Province, Belarus</text:span></text:p>
      <text:p text:style-name="P7">Date of Birth: 1988/21/11</text:p>
      <text:p text:style-name="P8">Marital Status: not married</text:p>
      <text:p text:style-name="P9">Citizenship: Ukraine</text:p>
      <text:p text:style-name="P10">Phone: +375 29 842 49 50</text:p>
      <text:p text:style-name="P11"><text:span text:style-name="T12">E-mail:<text:s/></text:span><text:a xlink:href="mailto:vakhrushev1988@gmail.com" office:target-frame-name="_top" xlink:show="replace"><text:span text:style-name="T13">vakhrushev1988@gmail.com</text:span></text:a></text:p>
      <text:p text:style-name="P14">Skype: andreich_1988</text:p>
      <text:p text:style-name="P15"><text:span text:style-name="T16">Github account:<text:s/></text:span><text:a xlink:href="https://github.com/andreich2013/" office:target-frame-name="_top" xlink:show="replace"><text:span text:style-name="T17">https://github.com/andreich2013/</text:span></text:a><text:span text:style-name="T18"><text:tab/></text:span></text:p>
      <text:p text:style-name="P19"/>
      <text:p text:style-name="P20"><text:span text:style-name="T21">OBJECTIVE</text:span></text:p>
      <text:p text:style-name="P22">Senior software engineer</text:p>
      <text:p text:style-name="P23"/>
      <text:p text:style-name="P24">SUMMARY OF QUALIFICATIONS</text:p>
      <text:p text:style-name="Standard"><text:span text:style-name="T25">More than 4 years of experience in web programming (JavaScript, PHP, HTML 5, CSS3).</text:span></text:p>
      <text:p text:style-name="P26">Strong experience in development of web projects with varying complexity, including highload projects, single page application.</text:p>
      <text:p text:style-name="Standard"><text:span text:style-name="T27">Expert in JavaScript, JQuery, Angular,<text:s/></text:span><text:span text:style-name="T28">Backbone, CSS3, LESS, SCSS, HTML5.</text:span></text:p>
      <text:p text:style-name="Standard"><text:span text:style-name="T29">Effectively organize and prioritize multiple complex tasks, interact creatively and achieve results in a dynamic environment.</text:span></text:p>
      <text:p text:style-name="P30"/>
      <text:p text:style-name="P31"><text:span text:style-name="T32">EDUCATION</text:span></text:p>
      <text:p text:style-name="P33"><text:span text:style-name="T34">Kharkiv institute of trade and economy of Kyiv national university of trade and<text:s/></text:span><text:span text:style-name="T35">economy</text:span></text:p>
      <text:p text:style-name="P36">2008 – 2011 Diploma in “Enterprise economy”. Qualified as specialist.</text:p>
      <text:p text:style-name="P37">Mariupol technical secondary school of electromechanic</text:p>
      <text:p text:style-name="P38"><text:span text:style-name="T39">2006 – 2008 Diploma in “Enterprise marketing activity”. Qualified as junior specialist.</text:span></text:p>
      <text:p text:style-name="P40"/>
      <text:p text:style-name="P41">WORK EXPERIENCE</text:p>
      <text:p text:style-name="P42">March 2016 – present: ScienceSoft</text:p>
      <text:p text:style-name="P43"><text:span text:style-name="T44"><text:tab/></text:span><text:span text:style-name="T45">-</text:span><text:span text:style-name="T46"><text:s/>development of the application from scratch, building architecture,</text:span></text:p>
      <text:p text:style-name="P47">reviewing the code. This app is developing now based on such technologies as AngularJS 1.6.x, Angular Material, Google Maps, Babel, D3, Lodash,<text:s/>Exspress,<text:s/>etc. We’ve choosen<text:s/>component’s<text:s/>approach<text:s/>for development. We are building now Internet Banking application for one of the<text:s/>Azerbaijani bank. Applications includes simple chat, operations with cards, accounts, etc.;<text:s/>payments and transfers, applying documents, orders for different<text:s/>products, statistics in chart and graphs.</text:p>
      <text:soft-page-break/>
      <text:p text:style-name="P48"><text:span text:style-name="T49">-</text:span><text:span text:style-name="T50"><text:s/>development, redesign application from scratch, building architecture, reviewing the code.<text:s/></text:span><text:span text:style-name="T51">We’ve</text:span><text:span text:style-name="T52"><text:s/>used such technologies as AngularJS</text:span><text:span text:style-name="T53"><text:s/>1.5.x</text:span><text:span text:style-name="T54">, Angular Material, Google Maps, Agnostic Grid. Application gives the ability to track your package fr</text:span><text:span text:style-name="T55">om delivering point to the destination point using different types of the views: maps, datatables, etc. JSON RPC<text:s/></text:span><text:span text:style-name="T56">have been used</text:span><text:span text:style-name="T57"><text:s/></text:span><text:span text:style-name="T58">as approach<text:s/></text:span><text:span text:style-name="T59">for communication with server.</text:span></text:p>
      <text:p text:style-name="P60"><text:span text:style-name="T61">-</text:span><text:span text:style-name="T62"><text:s/>development Framework for the<text:s/></text:span><text:span text:style-name="T63">Smart TV applications; building</text:span></text:p>
      <text:p text:style-name="P64"><text:span text:style-name="T65">architecture, base structure; Hav</text:span><text:span text:style-name="T66">e developed such services as key mapping control, navigation control using Smart TV remote. Structure based on Redux way, application use ReactJs for rendering. Code is written on ES-2016 syntax using babel, webpack.</text:span></text:p>
      <text:p text:style-name="P67"><text:span text:style-name="T68">Projects:<text:s/></text:span><text:a xlink:href="http://www.evertracker.com/" office:target-frame-name="_top" xlink:show="replace"><text:span text:style-name="T69">http://www.evertra</text:span><text:bookmark-start text:name="_Hlt449706277"/><text:bookmark-start text:name="_Hlt449706278"/><text:span text:style-name="T70">c</text:span><text:bookmark-end text:name="_Hlt449706277"/><text:bookmark-end text:name="_Hlt449706278"/><text:span text:style-name="T71">ker.com/</text:span></text:a><text:span text:style-name="T72">,<text:s/></text:span><text:a xlink:href="https://kapitalbank.az/" office:target-frame-name="_top" xlink:show="replace"><text:span text:style-name="T73">https://kapitalbank.az/</text:span></text:a></text:p>
      <text:p text:style-name="P74">February 2014 – February 2016: Exadel, Inc.</text:p>
      <text:p text:style-name="Standard"><text:span text:style-name="T75"><text:tab/></text:span><text:span text:style-name="T76">-</text:span><text:span text:style-name="T77"><text:s/>application widgets: isolated parts of application giving access to one<text:s/></text:span><text:span text:style-name="T78"><text:tab/>aspect: acl, calendar, client segmentation, assets allocation, etc. Was<text:s/></text:span><text:span text:style-name="T79"><text:tab/>implemented using<text:s/></text:span><text:span text:style-name="T80">basic Backbone features.</text:span></text:p>
      <text:p text:style-name="P81"><text:tab/>- activities page: page with several widgets, which gives ability to<text:s/><text:tab/>rearrange and save positions of widgets, uses core Backbone features<text:s/><text:tab/>and jQuery events for dragging.</text:p>
      <text:p text:style-name="P82"><text:tab/>- todo's widget: gives access to list of todo items of user. Implemented<text:s/><text:tab/>with core Backbone features.</text:p>
      <text:p text:style-name="P83"><text:tab/>- HTML markup for numerous parts of application: Backbone template<text:s/><text:tab/>system.</text:p>
      <text:p text:style-name="P84"><text:tab/>- Database indexes section: section gives ability to edit database<text:s/><text:tab/>indexes for collections. Was implemented using core Backbone features.</text:p>
      <text:p text:style-name="P85"><text:tab/>- Files managing dialog: section gives ability to upload, edit, delete files<text:s/><text:tab/>in databases. Was implemented using core Backbone features like<text:s/><text:tab/>isolated widget which can integrate in any section of project, which<text:s/><text:tab/>using it's own files REST API.</text:p>
      <text:p text:style-name="P86">- developed registration center of accounts (part of functional) for <text:s/><text:tab/>internal corporative trade operations records system for GHX<text:s/><text:tab/>company. Cannot provide more information. DNA</text:p>
      <text:p text:style-name="P87"><text:tab/>- developed portal for Deloitte: Angular components for viewing one</text:p>
      <text:p text:style-name="Standard"><text:span text:style-name="T88"><text:tab/>style/one w</text:span><text:span text:style-name="T89">ay of using different bookkeeping<text:s/></text:span><text:span text:style-name="T90"><text:tab/>modules. Cann't provide<text:s/></text:span><text:span text:style-name="T91"><text:tab/>more information. DNA</text:span></text:p>
      <text:p text:style-name="Standard"><text:span text:style-name="T92"><text:tab/>- also in free time develop chess engine:<text:s/></text:span><text:span text:style-name="T93"><text:tab/></text:span><text:a xlink:href="https://github.com/andreich2013/bitChess" office:target-frame-name="_top" xlink:show="replace"><text:span text:style-name="T94">https://github.com/andreich2013/bitChess/</text:span></text:a><text:span text:style-name="T95"><text:s/>have almost made logic,<text:s/></text:span><text:span text:style-name="T96"><text:tab/>next<text:s/></text:span><text:span text:style-name="T97">step – want to write AI for this engine; logic for storage states<text:s/></text:span><text:span text:style-name="T98"><text:tab/>based on bitwise operations</text:span></text:p>
      <text:p text:style-name="P99"><text:tab/>- Bugfixing<text:tab/></text:p>
      <text:p text:style-name="Standard"><text:span text:style-name="T100"><text:tab/>Projects:<text:s/></text:span><text:a xlink:href="https://appery.io/" office:target-frame-name="_top" xlink:show="replace"><text:span text:style-name="T101">https://appery.io/</text:span></text:a><text:span text:style-name="T102"><text:s/>,<text:s/></text:span><text:a xlink:href="http://ghx.com/" office:target-frame-name="_top" xlink:show="replace"><text:span text:style-name="T103">http://ghx.com/</text:span></text:a><text:span text:style-name="T104">,<text:s/></text:span><text:span text:style-name="T105"><text:tab/></text:span><text:a xlink:href="http://www2.deloitte.com/" office:target-frame-name="_top" xlink:show="replace"><text:span text:style-name="T106">http://www2.deloitte.com/</text:span></text:a></text:p>
      <text:p text:style-name="P107">July 2013 – January 2014: Ebola Communications Agency</text:p>
      <text:soft-page-break/>
      <text:p text:style-name="Standard"><text:span text:style-name="T108"><text:tab/></text:span><text:span text:style-name="T109">- Development UI part – markup, javascript logic, different widgets</text:span></text:p>
      <text:p text:style-name="Standard"><text:span text:style-name="T110"><text:tab/>- Development easy, simple backend —<text:s/></text:span><text:a xlink:href="http://ebola.agency/" office:target-frame-name="_top" xlink:show="replace"><text:span text:style-name="T111">http://ebola.agency/</text:span></text:a></text:p>
      <text:list text:style-name="WW8Num2">
        <text:list-item>
          <text:p text:style-name="P112"><text:span text:style-name="T113">- Development core features of UI:</text:span><text:span text:style-name="T114">canvas images constructor:<text:s/></text:span><text:a xlink:href="http://kobzar.kyivstar.ua/main/en/constructors.html" office:target-frame-name="_top" xlink:show="replace"><text:span text:style-name="T115">http://kobzar.kyivstar.ua/main/en/constructors.html</text:span></text:a><text:span text:style-name="T116"><text:s/>- project gives a</text:span><text:span text:style-name="T117">bility to create and design custom poster, t-short or write down letter Shevchenko handwriting. Implemented with core Kineticjs features. Was used jQuery, Underscore, pattern Observer.</text:span></text:p>
        </text:list-item>
        <text:list-item>
          <text:p text:style-name="P118"><text:span text:style-name="T119">HTML5 Video fullscreen widget:<text:s/></text:span><text:a xlink:href="http://ebola.agency/" office:target-frame-name="_top" xlink:show="replace"><text:span text:style-name="T120">ht</text:span><text:span text:style-name="T121">tp://ebola.agency/</text:span></text:a></text:p>
        </text:list-item>
        <text:list-item>
          <text:p text:style-name="P122"><text:span text:style-name="T123">animated clock: <text:s/>Was implemented using canvas -<text:s/></text:span><text:a xlink:href="http://magne-relax-v3.stage.ddm-studio.com/" office:target-frame-name="_top" xlink:show="replace"><text:span text:style-name="T124">http://magne-relax-v3.stage.ddm-studio.com/</text:span></text:a></text:p>
        </text:list-item>
        <text:list-item>
          <text:p text:style-name="P125"><text:span text:style-name="T126">special mention about</text:span><text:span text:style-name="T127"><text:s/></text:span><text:a xlink:href="http://production-digital.com/" office:target-frame-name="_top" xlink:show="replace"><text:span text:style-name="T128">http://production-digital.com/</text:span></text:a><text:span text:style-name="T129"><text:s/></text:span><text:span text:style-name="T130">on</text:span><text:span text:style-name="T131"><text:s/></text:span><text:a xlink:href="http://www.awwwards.com/" office:target-frame-name="_top" xlink:show="replace"><text:span text:style-name="T132">http://www.awwwards.com/</text:span></text:a><text:span text:style-name="T133">:</text:span><text:span text:style-name="T134"><text:s/></text:span><text:a xlink:href="http://www.awwwards.com/best-websites/agl-digital-production-portfolio/" office:target-frame-name="_top" xlink:show="replace"><text:span text:style-name="T135">http://www.awwwards.com/best-websites/agl-digital-production-port</text:span><text:span text:style-name="T136">folio/</text:span></text:a></text:p>
        </text:list-item>
      </text:list>
      <text:p text:style-name="P137"><text:span text:style-name="T138"><text:tab/></text:span><text:span text:style-name="T139">- Bugfixing</text:span></text:p>
      <text:p text:style-name="P140"><text:span text:style-name="T141"><text:tab/>Projects:<text:s/></text:span><text:a xlink:href="http://kobzar.kyivstar.ua/main/en/constructors.html" office:target-frame-name="_top" xlink:show="replace"><text:span text:style-name="T142">http://kobzar.kyivstar.ua/main/en/constructors.html</text:span></text:a><text:span text:style-name="T143">,<text:s/></text:span><text:span text:style-name="T144"><text:tab/></text:span><text:a xlink:href="http://production-digital.com/" office:target-frame-name="_top" xlink:show="replace"><text:span text:style-name="T145">http://production-digital.com/</text:span></text:a><text:span text:style-name="T146">, <text:s/></text:span><text:a xlink:href="http://ebola.agency/" office:target-frame-name="_top" xlink:show="replace"><text:span text:style-name="T147">http://ebola.agency/</text:span></text:a><text:span text:style-name="T148">,<text:s/></text:span><text:span text:style-name="T149"><text:tab/></text:span><text:a xlink:href="http://sunny7.ua/recipes" office:target-frame-name="_top" xlink:show="replace"><text:span text:style-name="T150">http://sunny7.ua/recipes</text:span></text:a><text:span text:style-name="T151">,<text:s/></text:span><text:a xlink:href="http://sunny7mobile.stage.ddm-studio.com/" office:target-frame-name="_top" xlink:show="replace"><text:span text:style-name="T152">http://sunny7mobile.stage.ddm-studio.com/</text:span></text:a><text:span text:style-name="T153"><text:s/></text:span><text:span text:style-name="T154"><text:tab/>(just markup),<text:s/></text:span><text:a xlink:href="http://magne-relax-v3.stage.ddm-studio.com/" office:target-frame-name="_top" xlink:show="replace"><text:span text:style-name="T155">http://magne-relax-v3.stage.ddm-studio.com/</text:span></text:a></text:p>
      <text:p text:style-name="P156">September 2012 – June 2013: MariupolCity.com</text:p>
      <text:p text:style-name="P157"><text:tab/>- Development UI part – markup, javascript logic, different widgets</text:p>
      <text:p text:style-name="Standard"><text:span text:style-name="T158"><text:tab/>- had teached 2 junior<text:s/></text:span><text:span text:style-name="T159">UI developers</text:span></text:p>
      <text:p text:style-name="P160"><text:tab/>- Development core features<text:s/>of UI:</text:p>
      <text:list text:style-name="WW8Num3">
        <text:list-item>
          <text:p text:style-name="P161"><text:span text:style-name="T162">marked up, implemented canvas animation<text:s/></text:span><text:a xlink:href="http://nomadic.ru/" office:target-frame-name="_top" xlink:show="replace"><text:span text:style-name="T163">http://nomadic.ru/</text:span></text:a></text:p>
        </text:list-item>
      </text:list>
      <text:p text:style-name="P164"><text:span text:style-name="T165"><text:tab/>Projects:<text:s/></text:span><text:a xlink:href="http://nomadic.ru/" office:target-frame-name="_top" xlink:show="replace"><text:span text:style-name="T166">http://nomadic.ru/</text:span></text:a><text:span text:style-name="T167">,<text:s/></text:span><text:a xlink:href="http://russilver.ru/" office:target-frame-name="_top" xlink:show="replace"><text:span text:style-name="T168">http://russilver.ru/</text:span></text:a></text:p>
      <text:p text:style-name="Standard"><text:span text:style-name="T169">September 2011 – April 2012:</text:span><text:span text:style-name="T170"><text:s/>Sole trader business by Mystrenko, Kharkov</text:span></text:p>
      <text:p text:style-name="P171"><text:tab/>- keeping in finished goods warehouse</text:p>
      <text:p text:style-name="P172"><text:tab/>- inventory of retail stores</text:p>
      <text:p text:style-name="P173"><text:tab/>- modified «1С Enterprise 7.7» for the peculiarities of the enterprise<text:tab/></text:p>
      <text:p text:style-name="Standard"><text:span text:style-name="T174">April 2009 – June 2010: <text:s/>McDonald´s Ukraine, Ltd</text:span></text:p>
      <text:p text:style-name="P175"><text:tab/>- cooking food</text:p>
      <text:p text:style-name="P176"><text:tab/>- sale of products through the cash register</text:p>
      <text:p text:style-name="P177">July 2008 – February 2009: PrivatBank, Kharkov Branch</text:p>
      <text:p text:style-name="P178"><text:tab/>- issuing and monitoring loans to small and medium business</text:p>
      <text:p text:style-name="P179"/>
      <text:p text:style-name="P180">TECHNICAL SKILLS</text:p>
      <text:p text:style-name="Standard"><text:span text:style-name="T181"><text:tab/></text:span><text:span text:style-name="T182">Programming languages and technologies</text:span><text:span text:style-name="T183">: JavaScript, PHP, Shell,<text:s/></text:span><text:span text:style-name="T184"><text:tab/>Bash, SQL, JSON,</text:span><text:span text:style-name="T185"><text:s/>XML, HTML/HTML 5, CSS2/3, LESS, SCSS, 1C<text:s/></text:span><text:span text:style-name="T186"><text:tab/>Enterprise, Ajax, REST, JSON RPC</text:span></text:p>
      <text:p text:style-name="Standard"><text:span text:style-name="T187"><text:tab/></text:span><text:span text:style-name="T188">Operating Systems</text:span><text:span text:style-name="T189">: Windows, Linux</text:span></text:p>
      <text:p text:style-name="Standard"><text:span text:style-name="T190"><text:tab/></text:span><text:span text:style-name="T191">Programming practices</text:span><text:span text:style-name="T192">: OOP design principles and patterns, code<text:s/></text:span><text:span text:style-name="T193"><text:tab/>refactoring, unit testing, performance profiling and tuning</text:span></text:p>
      <text:p text:style-name="P194"><text:span text:style-name="T195">Frameworks and<text:s/></text:span><text:span text:style-name="T196">Libraries</text:span><text:span text:style-name="T197">: ReactJs, Redux, Material UI, AngularJs,<text:s/></text:span><text:soft-page-break/><text:span text:style-name="T198">Angular Material, Ag-Grid, Gettext, Backbone, Bootstrap CSS, jQuery,</text:span></text:p>
      <text:p text:style-name="P199"><text:span text:style-name="T200">jQuery UI, KineticJs, Jasmine, Karma, Google</text:span><text:span text:style-name="T201"><text:tab/>API (Maps, Youtube)</text:span></text:p>
      <text:p text:style-name="P202"><text:span text:style-name="T203">Development Environments and Tools</text:span><text:span text:style-name="T204">: Babel, Webpack, Gulp, Grunt, Requir</text:span><text:span text:style-name="T205">e, PhantomJs, VPN (Open/Cisco), NetBeans, Intellij Idea/PhpStorm/WebStorm, Open Server, Robomongo, FileZilla, Git Bash, Visual Studio, Sublime Text 3, Vim<text:s/></text:span></text:p>
      <text:p text:style-name="P206"><text:span text:style-name="T207">Application/Web Servers</text:span><text:span text:style-name="T208">: NodeJs, Express, Apache, Nginx, jBoss, IIS</text:span></text:p>
      <text:p text:style-name="Standard"><text:span text:style-name="T209"><text:tab/></text:span><text:span text:style-name="T210">Source Control Systems</text:span><text:span text:style-name="T211">: <text:s/>Git, S</text:span><text:span text:style-name="T212">VN, TFS</text:span></text:p>
      <text:p text:style-name="Standard"><text:span text:style-name="T213"><text:tab/></text:span><text:span text:style-name="T214">Databases</text:span><text:span text:style-name="T215">: MySQL, PostgreSQL, MongoDB</text:span></text:p>
      <text:p text:style-name="P216"/>
      <text:p text:style-name="P217">OTHER SLILLS</text:p>
      <text:p text:style-name="Standard"><text:span text:style-name="T218"><text:tab/></text:span><text:span text:style-name="T219">Languages:</text:span></text:p>
      <text:list text:style-name="WW8Num4">
        <text:list-item>
          <text:p text:style-name="P220">Russian: Native. Thorough familiarity.</text:p>
        </text:list-item>
        <text:list-item>
          <text:p text:style-name="P221">English: Reading, writing and speaking ability. Intermediate level.</text:p>
        </text:list-item>
        <text:list-item>
          <text:p text:style-name="P222">Ukrainian: Fluent reading, writing and speaking ability.</text:p>
        </text:list-item>
      </text:list>
      <text:p text:style-name="Standard"><text:span text:style-name="T223"><text:tab/></text:span><text:span text:style-name="T224">Hobbies:</text:span></text:p>
      <text:p text:style-name="P225"><text:span text:style-name="T226">Football,</text:span><text:span text:style-name="T227"><text:s/>volleyball, ballroom dance, “mafia” game, different board games, active rest.</text:span></text:p>
      <text:p text:style-name="P228"><text:tab/></text:p>
      <text:p text:style-name="P229"><text:tab/></text:p>
      <text:p text:style-name="Standard"><text:span text:style-name="T23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OpenSymbol, 'Arial Unicode MS'" style:font-charset="x-symbol" svg:font-family="OpenSymbol, 'Arial Unicode MS'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Andale Sans UI"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user" style:display-name="Heading (user)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aptionuser" style:display-name="Caption (user)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user" style:display-name="Index (user)" style:family="paragraph" style:parent-style-name="Standard">
      <style:paragraph-properties text:number-lines="false"/>
      <style:text-properties style:font-name-complex="Mangal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O-normal" style:display-name="LO-normal" style:family="paragraph">
      <style:paragraph-properties fo:widows="2" fo:orphans="2" fo:margin-bottom="0.1388in" fo:line-height="115%"/>
      <style:text-properties style:font-name="Arial" style:font-name-asian="Times New Roman" style:font-name-complex="Arial" fo:color="#000000" fo:font-size="11pt" style:font-size-asian="11pt" style:font-size-complex="11pt" fo:language="uk" fo:country="UA" style:language-complex="ar" style:country-complex="SA" fo:hyphenate="false"/>
    </style:style>
    <style:style style:name="Quotationsuser" style:display-name="Quotations (user)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user" style:display-name="Title (user)" style:family="paragraph" style:parent-style-name="Headinguser" style:next-style-name="Textbody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OpenSymbol, 'Arial Unicode MS'"/>
    </style:style>
    <style:style style:name="WW8Num2z1" style:display-name="WW8Num2z1" style:family="text">
      <style:text-properties style:font-name="OpenSymbol, 'Arial Unicode MS'" style:font-name-asian="OpenSymbol, 'Arial Unicode MS'" style:font-name-complex="OpenSymbol, 'Arial Unicode MS'"/>
    </style:style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">
        <style:list-level-properties text:space-before="0in" text:min-label-width="0.3in"/>
      </text:list-level-style-number>
      <text:list-level-style-number text:level="2" style:num-format="">
        <style:list-level-properties text:space-before="0in" text:min-label-width="0.4in"/>
      </text:list-level-style-number>
      <text:list-level-style-number text:level="3" style:num-format="">
        <style:list-level-properties text:space-before="0in" text:min-label-width="0.5in"/>
      </text:list-level-style-number>
      <text:list-level-style-number text:level="4" style:num-format="">
        <style:list-level-properties text:space-before="0in" text:min-label-width="0.6in"/>
      </text:list-level-style-number>
      <text:list-level-style-number text:level="5" style:num-format="">
        <style:list-level-properties text:space-before="0in" text:min-label-width="0.7in"/>
      </text:list-level-style-number>
      <text:list-level-style-number text:level="6" style:num-format="">
        <style:list-level-properties text:space-before="0in" text:min-label-width="0.8in"/>
      </text:list-level-style-number>
      <text:list-level-style-number text:level="7" style:num-format="">
        <style:list-level-properties text:space-before="0in" text:min-label-width="0.9in"/>
      </text:list-level-style-number>
      <text:list-level-style-number text:level="8" style:num-format="">
        <style:list-level-properties text:space-before="0in" text:min-label-width="1in"/>
      </text:list-level-style-number>
      <text:list-level-style-number text:level="9" style:num-format="">
        <style:list-level-properties text:space-before="0in" text:min-label-width="1.1in"/>
      </text:list-level-style-number>
    </text:list-style>
    <style:style style:name="WW_CharLFO2LVL1" style:family="text">
      <style:text-properties style:font-name="Symbol" style:font-name-complex="OpenSymbol, 'Arial Unicode MS'"/>
    </style:style>
    <style:style style:name="WW_CharLFO2LVL2" style:family="text">
      <style:text-properties style:font-name="OpenSymbol, 'Arial Unicode MS'" style:font-name-complex="OpenSymbol, 'Arial Unicode MS'"/>
    </style:style>
    <style:style style:name="WW_CharLFO2LVL3" style:family="text">
      <style:text-properties style:font-name="OpenSymbol, 'Arial Unicode MS'" style:font-name-complex="OpenSymbol, 'Arial Unicode MS'"/>
    </style:style>
    <style:style style:name="WW_CharLFO2LVL4" style:family="text">
      <style:text-properties style:font-name="Symbol" style:font-name-complex="OpenSymbol, 'Arial Unicode MS'"/>
    </style:style>
    <style:style style:name="WW_CharLFO2LVL5" style:family="text">
      <style:text-properties style:font-name="OpenSymbol, 'Arial Unicode MS'" style:font-name-complex="OpenSymbol, 'Arial Unicode MS'"/>
    </style:style>
    <style:style style:name="WW_CharLFO2LVL6" style:family="text">
      <style:text-properties style:font-name="OpenSymbol, 'Arial Unicode MS'" style:font-name-complex="OpenSymbol, 'Arial Unicode MS'"/>
    </style:style>
    <style:style style:name="WW_CharLFO2LVL7" style:family="text">
      <style:text-properties style:font-name="Symbol" style:font-name-complex="OpenSymbol, 'Arial Unicode MS'"/>
    </style:style>
    <style:style style:name="WW_CharLFO2LVL8" style:family="text">
      <style:text-properties style:font-name="OpenSymbol, 'Arial Unicode MS'" style:font-name-complex="OpenSymbol, 'Arial Unicode MS'"/>
    </style:style>
    <style:style style:name="WW_CharLFO2LVL9" style:family="text">
      <style:text-properties style:font-name="OpenSymbol, 'Arial Unicode MS'" style:font-name-complex="OpenSymbol, 'Arial Unicode MS'"/>
    </style:style>
    <text:list-style style:name="WW8Num2" style:display-name="WW8Num2">
      <text:list-level-style-bullet text:level="1" text:style-name="WW_CharLFO2LVL1" text:bullet-char="">
        <style:list-level-properties text:space-before="0.7402in" text:min-label-width="0.25in"/>
        <style:text-properties style:font-name="Symbol"/>
      </text:list-level-style-bullet>
      <text:list-level-style-bullet text:level="2" text:style-name="WW_CharLFO2LVL2" text:bullet-char="◦">
        <style:list-level-properties text:space-before="0.9902in" text:min-label-width="0.25in"/>
        <style:text-properties style:font-name="OpenSymbol, 'Arial Unicode MS'"/>
      </text:list-level-style-bullet>
      <text:list-level-style-bullet text:level="3" text:style-name="WW_CharLFO2LVL3" text:bullet-char="▪">
        <style:list-level-properties text:space-before="1.2402in" text:min-label-width="0.25in"/>
        <style:text-properties style:font-name="OpenSymbol, 'Arial Unicode MS'"/>
      </text:list-level-style-bullet>
      <text:list-level-style-bullet text:level="4" text:style-name="WW_CharLFO2LVL4" text:bullet-char="">
        <style:list-level-properties text:space-before="1.4902in" text:min-label-width="0.25in"/>
        <style:text-properties style:font-name="Symbol"/>
      </text:list-level-style-bullet>
      <text:list-level-style-bullet text:level="5" text:style-name="WW_CharLFO2LVL5" text:bullet-char="◦">
        <style:list-level-properties text:space-before="1.7402in" text:min-label-width="0.25in"/>
        <style:text-properties style:font-name="OpenSymbol, 'Arial Unicode MS'"/>
      </text:list-level-style-bullet>
      <text:list-level-style-bullet text:level="6" text:style-name="WW_CharLFO2LVL6" text:bullet-char="▪">
        <style:list-level-properties text:space-before="1.9902in" text:min-label-width="0.25in"/>
        <style:text-properties style:font-name="OpenSymbol, 'Arial Unicode MS'"/>
      </text:list-level-style-bullet>
      <text:list-level-style-bullet text:level="7" text:style-name="WW_CharLFO2LVL7" text:bullet-char="">
        <style:list-level-properties text:space-before="2.2402in" text:min-label-width="0.25in"/>
        <style:text-properties style:font-name="Symbol"/>
      </text:list-level-style-bullet>
      <text:list-level-style-bullet text:level="8" text:style-name="WW_CharLFO2LVL8" text:bullet-char="◦">
        <style:list-level-properties text:space-before="2.4902in" text:min-label-width="0.25in"/>
        <style:text-properties style:font-name="OpenSymbol, 'Arial Unicode MS'"/>
      </text:list-level-style-bullet>
      <text:list-level-style-bullet text:level="9" text:style-name="WW_CharLFO2LVL9" text:bullet-char="▪">
        <style:list-level-properties text:space-before="2.7402in" text:min-label-width="0.25in"/>
        <style:text-properties style:font-name="OpenSymbol, 'Arial Unicode MS'"/>
      </text:list-level-style-bullet>
    </text:list-style>
    <style:style style:name="WW_CharLFO3LVL1" style:family="text">
      <style:text-properties style:font-name="Symbol" style:font-name-complex="OpenSymbol, 'Arial Unicode MS'"/>
    </style: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style-name="WW_CharLFO3LVL1" text:bullet-char="">
        <style:list-level-properties text:space-before="0.7402in" text:min-label-width="0.25in"/>
        <style:text-properties style:font-name="Symbol"/>
      </text:list-level-style-bullet>
      <text:list-level-style-bullet text:level="2" text:style-name="WW_CharLFO3LVL2" text:bullet-char="◦">
        <style:list-level-properties text:space-before="0.9902in" text:min-label-width="0.25in"/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1.2402in" text:min-label-width="0.25in"/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.4902in" text:min-label-width="0.25in"/>
        <style:text-properties style:font-name="Symbol"/>
      </text:list-level-style-bullet>
      <text:list-level-style-bullet text:level="5" text:style-name="WW_CharLFO3LVL5" text:bullet-char="◦">
        <style:list-level-properties text:space-before="1.7402in" text:min-label-width="0.25in"/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9902in" text:min-label-width="0.25in"/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2.2402in" text:min-label-width="0.25in"/>
        <style:text-properties style:font-name="Symbol"/>
      </text:list-level-style-bullet>
      <text:list-level-style-bullet text:level="8" text:style-name="WW_CharLFO3LVL8" text:bullet-char="◦">
        <style:list-level-properties text:space-before="2.4902in" text:min-label-width="0.25in"/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7402in" text:min-label-width="0.25in"/>
        <style:text-properties style:font-name="OpenSymbol, 'Arial Unicode MS'"/>
      </text:list-level-style-bullet>
    </text:list-style>
    <style:style style:name="WW_CharLFO4LVL1" style:family="text">
      <style:text-properties style:font-name="Symbol" style:font-name-complex="OpenSymbol, 'Arial Unicode MS'"/>
    </style: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style-name="WW_CharLFO4LVL1" text:bullet-char="">
        <style:list-level-properties text:space-before="0.7402in" text:min-label-width="0.25in"/>
        <style:text-properties style:font-name="Symbol"/>
      </text:list-level-style-bullet>
      <text:list-level-style-bullet text:level="2" text:style-name="WW_CharLFO4LVL2" text:bullet-char="◦">
        <style:list-level-properties text:space-before="0.9902in" text:min-label-width="0.25in"/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1.2402in" text:min-label-width="0.25in"/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.4902in" text:min-label-width="0.25in"/>
        <style:text-properties style:font-name="Symbol"/>
      </text:list-level-style-bullet>
      <text:list-level-style-bullet text:level="5" text:style-name="WW_CharLFO4LVL5" text:bullet-char="◦">
        <style:list-level-properties text:space-before="1.7402in" text:min-label-width="0.25in"/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9902in" text:min-label-width="0.25in"/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2.2402in" text:min-label-width="0.25in"/>
        <style:text-properties style:font-name="Symbol"/>
      </text:list-level-style-bullet>
      <text:list-level-style-bullet text:level="8" text:style-name="WW_CharLFO4LVL8" text:bullet-char="◦">
        <style:list-level-properties text:space-before="2.4902in" text:min-label-width="0.25in"/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7402in" text:min-label-width="0.25in"/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creator>LenovoPC</dc:creator>
    <meta:creation-date>2009-04-16T11:32:00Z</meta:creation-date>
    <dc:date>2017-02-12T11:15:00Z</dc:date>
    <meta:template xlink:href="Normal.dotm" xlink:type="simple"/>
    <meta:editing-cycles>19</meta:editing-cycles>
    <meta:editing-duration>PT117060S</meta:editing-duration>
    <meta:user-defined meta:name="Info 1"/>
    <meta:user-defined meta:name="Info 2"/>
    <meta:user-defined meta:name="Info 3"/>
    <meta:user-defined meta:name="Info 4"/>
    <meta:document-statistic meta:page-count="4" meta:paragraph-count="16" meta:word-count="1228" meta:character-count="8217" meta:row-count="58" meta:non-whitespace-character-count="7005"/>
  </office:meta>
</office:document-meta>
</file>